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14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04" style:family="table-cell" style:parent-style-name="Default" style:data-style-name="N114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7]*0.2491" office:value-type="float" office:value="20.9244" calcext:value-type="float">
            <text:p>20,92</text:p>
          </table:table-cell>
          <table:table-cell table:style-name="ce118" table:formula="of:=[.I7]-[.J7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3240.1" calcext:value-type="float">
            <text:p>3.240,10</text:p>
          </table:table-cell>
          <table:table-cell table:style-name="ce103" table:formula="of:=[$'11'.G2]" office:value-type="float" office:value="-12169.8" calcext:value-type="float">
            <text:p>-12.169,80</text:p>
          </table:table-cell>
          <table:table-cell table:style-name="ce109" table:formula="of:=[.E13]+[.F13]+[.G12]" office:value-type="float" office:value="59498.7" calcext:value-type="float">
            <text:p>59.498,7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455.78" calcext:value-type="float">
            <text:p>187.455,78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59498.7" calcext:value-type="float">
            <text:p>59.498,7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65826.61" calcext:value-type="float">
            <text:p>-265.826,61</text:p>
          </table:table-cell>
          <table:table-cell table:style-name="ce109"/>
          <table:table-cell table:style-name="ce99" table:formula="of:=SUM([.E3:.E14])" office:value-type="float" office:value="348120.15" calcext:value-type="float">
            <text:p>348.120,15</text:p>
          </table:table-cell>
          <table:table-cell table:style-name="ce104" table:formula="of:=SUM([.F3:.F14])" office:value-type="float" office:value="-288621.45" calcext:value-type="float">
            <text:p>-288.621,45</text:p>
          </table:table-cell>
          <table:table-cell table:style-name="ce109" table:formula="of:=[.E15]+[.F15]" office:value-type="float" office:value="59498.7" calcext:value-type="float">
            <text:p>59.498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29010.0125" calcext:value-type="float">
            <text:p>29.010,01</text:p>
          </table:table-cell>
          <table:table-cell table:style-name="ce105" table:formula="of:=[.F15]/[.A16]" office:value-type="float" office:value="-24051.7875" calcext:value-type="float">
            <text:p>-24.051,79</text:p>
          </table:table-cell>
          <table:table-cell table:style-name="ce105" table:formula="of:=[.G15]/[.A16]" office:value-type="float" office:value="4958.225" calcext:value-type="float">
            <text:p>4.958,2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95191.62" calcext:value-type="float">
            <text:p>95.191,62</text:p>
          </table:table-cell>
          <table:table-cell table:style-name="ce135" table:formula="of:=SUM([.E4:.E76])" office:value-type="float" office:value="-14175.82" calcext:value-type="float">
            <text:p>-14.175,82</text:p>
          </table:table-cell>
          <table:table-cell table:style-name="ce135" table:formula="of:=SUM([.F4:.F74])" office:value-type="float" office:value="3240.1" calcext:value-type="float">
            <text:p>3.240,10</text:p>
          </table:table-cell>
          <table:table-cell table:style-name="ce135" table:formula="of:=SUM([.G4:.G74])" office:value-type="float" office:value="-12169.8" calcext:value-type="float">
            <text:p>-12.169,80</text:p>
          </table:table-cell>
          <table:table-cell table:style-name="ce135" table:formula="of:=[.F2]+[.G2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2">
          <table:table-cell table:number-columns-repeated="4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2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4 /TOKATAMASY/FATURA</text:p>
          </table:table-cell>
          <table:table-cell table:style-name="ce129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8878.7" calcext:value-type="float">
            <text:p>-8.878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9 /TOKATAMASY/FATURA</text:p>
          </table:table-cell>
          <table:table-cell table:style-name="ce129" table:number-columns-repeated="2"/>
          <table:table-cell table:style-name="ce138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3]+[.F34]+[.G34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37]+[.F38]+[.G38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8]+[.F39]+[.G39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number-columns-repeated="3"/>
          <table:table-cell table:formula="of:=[.H39]+[.F40]+[.G40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0]+[.F41]+[.G41]" office:value-type="float" office:value="-8929.7" calcext:value-type="float">
            <text:p>-8.929,7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1]+[.F42]+[.G42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2]+[.F43]+[.G43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3]+[.F44]+[.G44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4]+[.F45]+[.G45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5]+[.F46]+[.G46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6]+[.F47]+[.G47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7]+[.F48]+[.G48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8]+[.F49]+[.G49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9]+[.F50]+[.G50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80" table:formula="of:=([.D62]+[.D60]+[.D58]+[.D56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20]" office:value-type="string" office:string-value="toyota trafik cezası" calcext:value-type="string">
            <text:p>toyota trafik cezası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3"/>
          <table:table-cell table:formula="of:=SUM([.D55:.D65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4])" office:value-type="float" office:value="98349.5" calcext:value-type="float">
            <text:p>98.349,50</text:p>
          </table:table-cell>
          <table:table-cell table:style-name="ce135" table:formula="of:=SUM([.E4:.E91])" office:value-type="float" office:value="-19591.84" calcext:value-type="float">
            <text:p>-19.591,84</text:p>
          </table:table-cell>
          <table:table-cell table:style-name="ce135" table:formula="of:=SUM([.F4:.F89])" office:value-type="float" office:value="0" calcext:value-type="float">
            <text:p>0,00</text:p>
          </table:table-cell>
          <table:table-cell table:style-name="ce135" table:formula="of:=SUM([.G4:.G89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138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8"/>
          <table:table-cell table:number-columns-repeated="3"/>
        </table:table-row>
        <table:table-row table:style-name="ro2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3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3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38" office:value-type="float" office:value="-40" calcext:value-type="float">
            <text:p>-40,0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table:style-name="ce138" office:value-type="float" office:value="-173.67" calcext:value-type="float">
            <text:p>-173,67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05" calcext:value-type="date">
            <text:p>05.11.2022</text:p>
          </table:table-cell>
          <table:table-cell table:style-name="ce129" office:value-type="string" calcext:value-type="string">
            <text:p>mersin rav4 gaz</text:p>
          </table:table-cell>
          <table:table-cell table:style-name="ce129" table:number-columns-repeated="2"/>
          <table:table-cell table:style-name="ce138" office:value-type="float" office:value="-398.07" calcext:value-type="float">
            <text:p>-398,07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lc kot – elçilik vatandaşlık</text:p>
          </table:table-cell>
          <table:table-cell table:style-name="ce129" table:number-columns-repeated="2"/>
          <table:table-cell office:value-type="float" office:value="-279.99" calcext:value-type="float">
            <text:p>-279,99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hd isk</text:p>
          </table:table-cell>
          <table:table-cell table:style-name="ce129" table:number-columns-repeated="2"/>
          <table:table-cell office:value-type="float" office:value="-89" calcext:value-type="float">
            <text:p>-89,0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oçtaş 60*60 led</text:p>
          </table:table-cell>
          <table:table-cell table:style-name="ce129" table:number-columns-repeated="2"/>
          <table:table-cell office:value-type="float" office:value="-189.9" calcext:value-type="float">
            <text:p>-189,9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146.5" calcext:value-type="float">
            <text:p>-2.146,5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75" calcext:value-type="float">
            <text:p>-275,0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2" calcext:value-type="date">
            <text:p>12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89.66" calcext:value-type="float">
            <text:p>-189,66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4" calcext:value-type="date">
            <text:p>14.11.2022</text:p>
          </table:table-cell>
          <table:table-cell table:style-name="ce129" office:value-type="string" calcext:value-type="string">
            <text:p>snyB alçıpan</text:p>
          </table:table-cell>
          <table:table-cell table:style-name="ce129" table:number-columns-repeated="2"/>
          <table:table-cell office:value-type="float" office:value="-1720" calcext:value-type="float">
            <text:p>-1.720,0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17" calcext:value-type="date">
            <text:p>17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table:formula="of:=-204.04" office:value-type="float" office:value="-204.04" calcext:value-type="float">
            <text:p>-204,04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3"/>
        </table:table-row>
        <table:table-row table:style-name="ro2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40]+[.G4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 <text:s text:c="22"/>7945,34</text:p>
          </table:table-cell>
          <table:table-cell table:style-name="ce131" table:number-columns-repeated="2"/>
          <table:table-cell table:number-columns-repeated="3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/>
          <table:table-cell/>
          <table:table-cell table:formula="of:=[.H54]+[.F55]+[.G5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55]+[.F56]+[.G56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4" number:min-decimal-places="4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date-style style:name="N10135" number:language="tr" number:country="TR">
      <number:day/>
      <number:text>.</number:text>
      <number:month number:textual="true"/>
    </number:date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9" number:language="tr" number:country="TR">
      <number:day/>
      <number:text>. </number:text>
      <number:month number:textual="true"/>
    </number:date-style>
    <number:date-style style:name="N10128" number:language="tr" number:country="TR">
      <number:month number:textual="true"/>
      <number:text>.</number:text>
      <number:year/>
    </number:date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currency-style style:name="N1012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6P0"/>
    </number:currency-style>
    <number:currency-style style:name="N1012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time-style style:name="N1012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2P0"/>
    </number:number-style>
    <number:number-style style:name="N10111" number:language="tr" number:country="TR">
      <number:number number:decimal-places="2" number:min-decimal-places="2" number:min-integer-digits="1" number:grouping="true"/>
      <number:text>    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7H5M40S</meta:editing-duration>
    <meta:editing-cycles>95</meta:editing-cycles>
    <meta:generator>LibreOffice/7.3.7.2$Linux_X86_64 LibreOffice_project/30$Build-2</meta:generator>
    <dc:date>2022-11-26T12:35:48.707772409</dc:date>
    <meta:document-statistic meta:table-count="14" meta:cell-count="2127" meta:object-count="0"/>
  </office:meta>
</office:document-meta>
</file>